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Fine_20_Dashed_20__28_var_29_" svg:stroke-width="0.1cm" svg:stroke-color="#808080" draw:marker-start="Circle" draw:marker-start-width="0.35cm" draw:marker-start-center="false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Ultrafine_20_Dashed" svg:stroke-width="0cm" svg:stroke-color="#808080" draw:marker-start="" draw:marker-start-width="0.2cm" draw:marker-start-center="false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stroke="solid" svg:stroke-width="0.1cm" svg:stroke-color="#0000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draw:stroke-dash="Fine_20_Dashed_20__28_var_29_"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erif'" style:font-style-name="Italic" style:font-family-generic="roman" style:font-pitch="variable" fo:font-size="32pt" fo:font-style="italic" style:font-size-asian="18pt" style:font-size-complex="18pt"/>
    </style:style>
    <style:style style:name="T1" style:family="text">
      <style:text-properties fo:font-family="'Liberation Serif'" style:font-style-name="Italic" style:font-family-generic="roman" style:font-pitch="variable" fo:font-size="32pt" fo:font-style="italic" style:font-size-asian="18pt" style:font-size-complex="18pt"/>
    </style:style>
    <style:style style:name="T2" style:family="text">
      <style:text-properties style:text-position="-20% 58%" fo:font-family="'Liberation Serif'" style:font-style-name="Italic" style:font-family-generic="roman" style:font-pitch="variable" fo:font-size="32pt" fo:font-style="italic" style:font-size-asian="18pt" style:font-size-complex="18pt"/>
    </style:style>
    <style:style style:name="T3" style:family="text">
      <style:text-properties style:text-position="-20% 58%" fo:font-family="'Liberation Serif'" style:font-style-name="Italic" style:font-family-generic="roman" style:font-pitch="variable" fo:font-size="32pt" fo:font-style="italic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7cm" svg:x2="16cm" svg:y2="7cm">
          <text:p/>
        </draw:line>
        <draw:line draw:style-name="gr1" draw:text-style-name="P1" draw:layer="layout" svg:x1="6cm" svg:y1="9cm" svg:x2="6cm" svg:y2="2cm">
          <text:p/>
        </draw:line>
        <draw:line draw:style-name="gr2" draw:text-style-name="P1" draw:layer="layout" svg:x1="6cm" svg:y1="6.5cm" svg:x2="14cm" svg:y2="2.5cm">
          <text:p/>
        </draw:line>
        <draw:polyline draw:style-name="gr3" draw:text-style-name="P1" draw:layer="layout" svg:width="7.602cm" svg:height="5.141cm" draw:transform="rotate (1.10706234454) translate (6cm 8.5cm)" svg:viewBox="0 0 7603 5142" draw:points="0,0 3131,670 3131,670 5367,1788 7156,3129 7155,3130 7603,5142">
          <text:p/>
        </draw:polyline>
        <draw:frame draw:style-name="gr4" draw:layer="layout" svg:width="0.482cm" svg:height="0.626cm" svg:x="13.8cm" svg:y="7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1.925cm" svg:height="0.786cm" svg:x="3.9cm" svg:y="1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775cm" svg:height="1.337cm" svg:x="11.6cm" svg:y="7.0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1.757cm" svg:height="1.357cm" svg:x="9.047cm" svg:y="7.04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49cm" svg:height="0.626cm" svg:x="5.4cm" svg:y="7.13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678cm" svg:height="0.708cm" svg:x="5.2cm" svg:y="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4.294cm" svg:height="0.708cm" svg:x="13cm" svg:y="1.79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5" draw:text-style-name="P1" draw:layer="layout" svg:x1="8cm" svg:y1="6cm" svg:x2="8cm" svg:y2="7cm">
          <text:p/>
        </draw:line>
        <draw:line draw:style-name="gr5" draw:text-style-name="P1" draw:layer="layout" svg:x1="10cm" svg:y1="4.5cm" svg:x2="10cm" svg:y2="7cm">
          <text:p/>
        </draw:line>
        <draw:line draw:style-name="gr5" draw:text-style-name="P1" draw:layer="layout" svg:x1="12cm" svg:y1="3.5cm" svg:x2="12cm" svg:y2="7cm">
          <text:p/>
        </draw:line>
        <draw:line draw:style-name="gr5" draw:text-style-name="P1" draw:layer="layout" svg:x1="14cm" svg:y1="4cm" svg:x2="14cm" svg:y2="7cm">
          <text:p/>
        </draw:line>
        <draw:line draw:style-name="gr5" draw:text-style-name="P1" draw:layer="layout" svg:x1="6cm" svg:y1="8.5cm" svg:x2="6cm" svg:y2="8cm">
          <text:p/>
        </draw:line>
        <draw:polyline draw:style-name="gr3" draw:text-style-name="P1" draw:layer="layout" svg:width="5.366cm" svg:height="4.023cm" draw:transform="rotate (1.10706234454) translate (7cm 19.5cm)" svg:viewBox="0 0 5367 4024" draw:points="0,0 0,0 5367,4024 5367,4024 5367,4024 5367,4024">
          <text:p/>
        </draw:polyline>
        <draw:frame draw:style-name="gr4" draw:layer="layout" svg:width="1.561cm" svg:height="0.646cm" svg:x="10.206cm" svg:y="21.07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9.052cm" svg:height="0.739cm" svg:x="2cm" svg:y="16.2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layer="layout" svg:width="0.775cm" svg:height="1.337cm" svg:x="12.6cm" svg:y="21.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1.757cm" svg:height="1.357cm" svg:x="6.1cm" svg:y="21.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5" draw:text-style-name="P1" draw:layer="layout" svg:x1="7.02cm" svg:y1="19.5cm" svg:x2="7cm" svg:y2="21cm">
          <text:p/>
        </draw:line>
        <draw:line draw:style-name="gr5" draw:text-style-name="P1" draw:layer="layout" svg:x1="11cm" svg:y1="17.5cm" svg:x2="11cm" svg:y2="21cm">
          <text:p/>
        </draw:line>
        <draw:line draw:style-name="gr5" draw:text-style-name="P1" draw:layer="layout" svg:x1="13.02cm" svg:y1="16.5cm" svg:x2="13cm" svg:y2="21cm">
          <text:p/>
        </draw:line>
        <draw:line draw:style-name="gr1" draw:text-style-name="P1" draw:layer="layout" svg:x1="5.5cm" svg:y1="21cm" svg:x2="15.5cm" svg:y2="21cm">
          <text:p/>
        </draw:line>
        <draw:frame draw:style-name="gr4" draw:layer="layout" svg:width="1.923cm" svg:height="0.707cm" svg:x="15.749cm" svg:y="7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6" draw:text-style-name="P1" draw:layer="layout" svg:x1="12cm" svg:y1="3.5cm" svg:x2="6cm" svg:y2="3.5cm">
          <text:p/>
        </draw:line>
        <draw:frame draw:style-name="gr4" draw:layer="layout" svg:width="0.666cm" svg:height="0.707cm" svg:x="5.2cm" svg:y="3.1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6" draw:text-style-name="P1" draw:layer="layout" svg:x1="10cm" svg:y1="4.5cm" svg:x2="6cm" svg:y2="4.5cm">
          <text:p/>
        </draw:line>
        <draw:frame draw:style-name="gr4" draw:layer="layout" svg:width="1.139cm" svg:height="0.707cm" svg:x="4.8cm" svg:y="4.1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1.14cm" svg:height="0.707cm" svg:x="5.5cm" svg:y="19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layer="layout" svg:width="0.667cm" svg:height="0.707cm" svg:x="13.16cm" svg:y="15.793cm"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  <draw:page draw:name="page2" draw:style-name="dp1" draw:master-page-name="Default">
        <draw:polyline draw:style-name="gr7" draw:text-style-name="P1" draw:layer="layout" svg:width="4.675cm" svg:height="5.012cm" draw:transform="rotate (0.927293431584587) translate (4.9942362068415cm 9.29567713904293cm)" svg:viewBox="0 0 4676 5013" draw:points="0,7 2660,0 4353,2217 4676,5013">
          <text:p/>
        </draw:polyline>
        <draw:line draw:style-name="gr1" draw:text-style-name="P1" draw:layer="layout" svg:x1="4.02cm" svg:y1="10cm" svg:x2="14.02cm" svg:y2="10cm">
          <text:p/>
        </draw:line>
        <draw:line draw:style-name="gr1" draw:text-style-name="P1" draw:layer="layout" svg:x1="5cm" svg:y1="11cm" svg:x2="5cm" svg:y2="4cm">
          <text:p/>
        </draw:line>
        <draw:line draw:style-name="gr2" draw:text-style-name="P1" draw:layer="layout" svg:x1="5.02cm" svg:y1="9cm" svg:x2="8cm" svg:y2="5cm">
          <text:p/>
        </draw:line>
        <draw:line draw:style-name="gr2" draw:text-style-name="P1" draw:layer="layout" svg:x1="4cm" svg:y1="7cm" svg:x2="13cm" svg:y2="7cm">
          <text:p/>
        </draw:line>
        <draw:frame draw:style-name="gr4" draw:layer="layout" svg:width="0.68cm" svg:height="0.708cm" svg:x="4.22cm" svg:y="6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911cm" svg:height="0.707cm" svg:x="9.4cm" svg:y="10.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916cm" svg:height="0.707cm" svg:x="6.128cm" svg:y="10.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49cm" svg:height="0.626cm" svg:x="4.42cm" svg:y="10.13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0.678cm" svg:height="0.708cm" svg:x="4.22cm" svg:y="8.67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3.449cm" svg:height="0.708cm" svg:x="8.1cm" svg:y="4.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" draw:text-style-name="P1" draw:layer="layout" svg:x1="6cm" svg:y1="5cm" svg:x2="12cm" svg:y2="8.5cm">
          <text:p/>
        </draw:line>
        <draw:frame draw:style-name="gr4" draw:layer="layout" svg:width="3.453cm" svg:height="0.708cm" svg:x="11.2cm" svg:y="8.69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0.69cm" svg:height="0.708cm" svg:x="11.81cm" svg:y="6.092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1.923cm" svg:height="0.707cm" svg:x="13.6cm" svg:y="10.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639cm" svg:height="0.626cm" svg:x="4.1cm" svg:y="3.693cm">
          <draw:object xlink:href="./Object 31" xlink:type="simple" xlink:show="embed" xlink:actuate="onLoad"/>
          <draw:image xlink:href="./ObjectReplacements/Object 31" xlink:type="simple" xlink:show="embed" xlink:actuate="onLoad"/>
        </draw:frame>
      </draw:page>
      <draw:page draw:name="page3" draw:style-name="dp1" draw:master-page-name="Default">
        <draw:path draw:style-name="gr8" draw:text-style-name="P1" draw:layer="layout" svg:width="1.453cm" svg:height="7.193cm" draw:transform="rotate (0.519060919543113) translate (9cm 10cm)" svg:viewBox="0 0 1454 7194" svg:d="m0 0c1675 2108 1985 4589 497 7194">
          <text:p/>
        </draw:path>
        <draw:path draw:style-name="gr8" draw:text-style-name="P1" draw:layer="layout" svg:width="1.453cm" svg:height="7.193cm" draw:transform="rotate (-0.519060919543114) translate (7.73782815239098cm 9.278901579619cm)" svg:viewBox="0 0 1454 7194" svg:d="m1454 0c-1675 2108-1985 4589-497 7194">
          <text:p/>
        </draw:path>
        <draw:path draw:style-name="gr8" draw:text-style-name="P1" draw:layer="layout" svg:width="5.828cm" svg:height="4.155cm" draw:transform="rotate (0.519060919543113) translate (7.9385225371289cm 19.8917008492036cm)" svg:viewBox="0 0 5829 4156" svg:d="m5829 0c-1488 2605-3348 3846-5829 4156">
          <text:p/>
        </draw:path>
        <draw:path draw:style-name="gr8" draw:text-style-name="P1" draw:layer="layout" svg:width="5.828cm" svg:height="4.155cm" draw:transform="skewX (-7.68883482933379E-017) rotate (-0.519060919543114) translate (5cm 17cm)" svg:viewBox="0 0 5829 4156" svg:d="m0 0c1488 2605 3349 3845 5829 4156">
          <text:p/>
        </draw:path>
        <draw:path draw:style-name="gr9" draw:text-style-name="P1" draw:layer="layout" svg:width="3.41cm" svg:height="1.222cm" draw:transform="rotate (-0.519060919543114) translate (10.1453900318208cm 13.7455171168033cm)" svg:viewBox="0 0 3411 1223" svg:d="m3411 1223c-496-868-2109-1674-3411-930">
          <text:p/>
        </draw:path>
        <draw:path draw:style-name="gr9" draw:text-style-name="P1" draw:layer="layout" svg:width="4.03cm" svg:height="0.611cm" draw:transform="rotate (-0.519060919543114) translate (5.5cm 18cm)" svg:viewBox="0 0 4031 612" svg:d="m4031 0c-1736 992-3101 620-4031 0">
          <text:p/>
        </draw:path>
        <draw:custom-shape draw:style-name="gr10" draw:text-style-name="P2" draw:layer="layout" svg:width="2cm" svg:height="2cm" svg:x="8cm" svg:y="9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cm" svg:height="2cm" svg:x="8cm" svg:y="23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cm" svg:height="2cm" svg:x="8cm" svg:y="13cm">
          <text:p text:style-name="P1"><text:span text:style-name="T1">z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cm" svg:height="2cm" svg:x="8cm" svg:y="19cm">
          <text:p text:style-name="P1"><text:span text:style-name="T1">z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cm" svg:height="2cm" svg:x="4cm" svg:y="16cm">
          <text:p text:style-name="P1"><text:span text:style-name="T1">t</text:span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cm" svg:height="2cm" svg:x="12cm" svg:y="16cm">
          <text:p text:style-name="P1"><text:span text:style-name="T1">t</text:span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991cm" svg:height="1.736cm" draw:transform="rotate (0.519060919543113) translate (8.1385480563406cm 11.4921609026809cm)" svg:viewBox="0 0 992 1737" svg:d="m992 0c-496 869-992 1737-992 1737">
          <text:p/>
        </draw:path>
        <draw:path draw:style-name="gr9" draw:text-style-name="P1" draw:layer="layout" svg:width="0.991cm" svg:height="1.736cm" draw:transform="rotate (0.519060919543113) translate (8.13854805634054cm 21.4921609026809cm)" svg:viewBox="0 0 992 1737" svg:d="m992 0c-496 868-992 1737-992 1737">
          <text:p/>
        </draw:path>
        <draw:path draw:style-name="gr9" draw:text-style-name="P1" draw:layer="layout" svg:width="0cm" svg:height="3.999cm" svg:x="9cm" svg:y="15cm" svg:viewBox="0 0 0 4000" svg:d="m0 4000c0-1000 0-4000 0-4000">
          <text:p/>
        </draw:path>
        <draw:path draw:style-name="gr8" draw:text-style-name="P1" draw:layer="layout" svg:width="5.209cm" svg:height="2.975cm" draw:transform="rotate (0.519060919543114) translate (5.99975031958449cm 16.7501426463144cm)" svg:viewBox="0 0 5210 2976" svg:d="m5210 2976c-1241-1860-2977-2852-5210-2976">
          <text:p/>
        </draw:path>
        <draw:path draw:style-name="gr8" draw:text-style-name="P1" draw:layer="layout" svg:width="5.209cm" svg:height="2.975cm" draw:transform="rotate (-2.62253173404668) translate (12.000249680414cm 17.2498573536865cm)" svg:viewBox="0 0 5210 2976" svg:d="m5210 2976c-1241-1860-2977-2852-5210-2976">
          <text:p/>
        </draw:path>
        <draw:frame draw:style-name="gr4" draw:layer="layout" svg:width="1.043cm" svg:height="1.248cm" svg:x="9.1cm" svg:y="16.35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2.318cm" svg:height="1.058cm" svg:x="6.582cm" svg:y="21.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2.318cm" svg:height="1.058cm" svg:x="9.1cm" svg:y="11.34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0.906cm" svg:height="1.062cm" svg:x="6.594cm" svg:y="18.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0.906cm" svg:height="1.062cm" svg:x="10.8cm" svg:y="14.5cm">
          <draw:object xlink:href="./Object 26" xlink:type="simple" xlink:show="embed" xlink:actuate="onLoad"/>
          <draw:image xlink:href="./ObjectReplacements/Object 26" xlink:type="simple" xlink:show="embed" xlink:actuate="onLoad"/>
        </draw:frame>
      </draw:page>
      <draw:page draw:name="page4" draw:style-name="dp1" draw:master-page-name="Default">
        <draw:path draw:style-name="gr12" draw:text-style-name="P1" draw:layer="layout" svg:width="1.453cm" svg:height="7.193cm" draw:transform="rotate (0.519060919543113) translate (12cm 10cm)" svg:viewBox="0 0 1454 7194" svg:d="m0 0c1675 2108 1985 4589 497 7194">
          <text:p/>
        </draw:path>
        <draw:path draw:style-name="gr12" draw:text-style-name="P1" draw:layer="layout" svg:width="5.828cm" svg:height="4.155cm" draw:transform="rotate (0.519060919543113) translate (10.9385225371268cm 19.8917008492289cm)" svg:viewBox="0 0 5829 4156" svg:d="m5829 0c-1488 2605-3348 3846-5829 4156">
          <text:p/>
        </draw:path>
        <draw:path draw:style-name="gr12" draw:text-style-name="P1" draw:layer="layout" svg:width="5.828cm" svg:height="4.155cm" draw:transform="skewX (-7.68883482933378E-017) rotate (-0.519060919543114) translate (8cm 17cm)" svg:viewBox="0 0 5829 4156" svg:d="m0 0c1488 2605 3349 3845 5829 4156">
          <text:p/>
        </draw:path>
        <draw:custom-shape draw:style-name="gr10" draw:text-style-name="P2" draw:layer="layout" svg:width="2cm" svg:height="2cm" svg:x="11cm" svg:y="9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cm" svg:height="2cm" svg:x="11cm" svg:y="23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cm" svg:height="2cm" svg:x="15cm" svg:y="16cm">
          <text:p text:style-name="P1"><text:span text:style-name="T1">z</text:span><text:span text:style-name="T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cm" svg:height="2cm" svg:x="7cm" svg:y="16cm">
          <text:p text:style-name="P1"><text:span text:style-name="T1">y</text:span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987cm" svg:height="1.057cm" svg:x="15.9cm" svg:y="19.84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12" draw:text-style-name="P1" draw:layer="layout" svg:width="5.209cm" svg:height="2.975cm" draw:transform="rotate (0.519060919543114) translate (8.99975031958449cm 16.7501426463144cm)" svg:viewBox="0 0 5210 2976" svg:d="m5210 2976c-1241-1860-2977-2852-5210-2976">
          <text:p/>
        </draw:path>
        <draw:frame draw:style-name="gr4" draw:layer="layout" svg:width="3.044cm" svg:height="1.062cm" svg:x="15cm" svg:y="11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layer="layout" svg:width="4.591cm" svg:height="1.16cm" svg:x="9.857cm" svg:y="14.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1.851cm" svg:height="1.182cm" svg:x="9cm" svg:y="19.7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11" draw:text-style-name="P2" draw:layer="layout" svg:width="2cm" svg:height="2cm" svg:x="4cm" svg:y="4cm">
          <text:p text:style-name="P1"><text:span text:style-name="T1">z</text:span><text:span text:style-name="T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cm" svg:height="2cm" svg:x="11cm" svg:y="4cm">
          <text:p text:style-name="P1"><text:span text:style-name="T1">z</text:span><text:span text:style-name="T2">k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" draw:layer="layout" svg:width="5.209cm" svg:height="2.975cm" draw:transform="skewX (-1.201322124811E-016) rotate (0.519060919543114) translate (5.49975031958449cm 4.0501426463144cm)" svg:viewBox="0 0 5210 2976" svg:d="m5210 2976c-1241-1860-2977-2852-5210-2976">
          <text:p/>
        </draw:path>
        <draw:frame draw:style-name="gr4" draw:layer="layout" svg:width="1.043cm" svg:height="1.248cm" svg:x="7.957cm" svg:y="1.752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5" draw:style-name="dp1" draw:master-page-name="Default">
        <draw:path draw:style-name="gr8" draw:text-style-name="P1" draw:layer="layout" svg:width="2.065cm" svg:height="4.588cm" draw:transform="rotate (0.519060919543114) translate (9cm 10cm)" svg:viewBox="0 0 2066 4589" svg:d="m0 0c1737 992 2295 3039 1985 4589">
          <text:p/>
        </draw:path>
        <draw:path draw:style-name="gr8" draw:text-style-name="P1" draw:layer="layout" svg:width="2.065cm" svg:height="4.588cm" draw:transform="rotate (-0.519060919543114) translate (7.20590727916187cm 8.97500690616848cm)" svg:viewBox="0 0 2066 4589" svg:d="m2066 0c-1736 992-2295 3038-1985 4589">
          <text:p/>
        </draw:path>
        <draw:path draw:style-name="gr8" draw:text-style-name="P1" draw:layer="layout" svg:width="4.588cm" svg:height="1.991cm" draw:transform="rotate (0.519060919543113) translate (9.01533746670063cm 16.2764997208286cm)" svg:viewBox="0 0 4589 1992" svg:d="m4589 0c-992 1736-3473 2047-4589 1985">
          <text:p/>
        </draw:path>
        <draw:path draw:style-name="gr8" draw:text-style-name="P1" draw:layer="layout" svg:width="4.588cm" svg:height="1.991cm" draw:transform="rotate (-0.519060919543114) translate (5cm 14cm)" svg:viewBox="0 0 4589 1992" svg:d="m0 0c992 1737 3473 2047 4589 1985">
          <text:p/>
        </draw:path>
        <draw:custom-shape draw:style-name="gr10" draw:text-style-name="P2" draw:layer="layout" svg:width="2cm" svg:height="2cm" svg:x="8cm" svg:y="9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cm" svg:height="2cm" svg:x="8cm" svg:y="17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cm" svg:height="2cm" svg:x="4cm" svg:y="13cm">
          <text:p text:style-name="P1"><text:span text:style-name="T1">y</text:span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cm" svg:height="2cm" svg:x="12cm" svg:y="13cm">
          <text:p text:style-name="P1"><text:span text:style-name="T1">y</text:span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5.209cm" svg:height="2.975cm" draw:transform="rotate (0.519060919543114) translate (5.99975031958449cm 13.5501426463144cm)" svg:viewBox="0 0 5210 2976" svg:d="m5210 2976c-1241-1860-2977-2852-5210-2976">
          <text:p/>
        </draw:path>
        <draw:path draw:style-name="gr8" draw:text-style-name="P1" draw:layer="layout" svg:width="5.209cm" svg:height="2.975cm" draw:transform="rotate (-2.62253173404668) translate (12.000249680414cm 14.4498573536865cm)" svg:viewBox="0 0 5210 2976" svg:d="m5210 2976c-1241-1860-2977-2852-5210-297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en Gould</meta:initial-creator>
    <meta:creation-date>2010-11-23T16:50:41</meta:creation-date>
    <dc:date>2014-04-11T17:27:52</dc:date>
    <dc:creator>Stephen Gould</dc:creator>
    <meta:editing-duration>PT2H52M21S</meta:editing-duration>
    <meta:editing-cycles>50</meta:editing-cycles>
    <meta:generator>LibreOffice/3.5$Linux_X86_64 LibreOffice_project/350m1$Build-2</meta:generator>
    <meta:document-statistic meta:object-count="96"/>
  </office:meta>
</office:document-meta>
</file>

<file path=Object 1/content.xml><?xml version="1.0" encoding="utf-8"?>
<math xmlns="http://www.w3.org/1998/Math/MathML">
  <semantics>
    <msub>
      <mi>b</mi>
      <mn>2</mn>
    </msub>
    <annotation encoding="StarMath 5.0">b_2</annotation>
  </semantics>
</math>
</file>

<file path=Object 10/content.xml><?xml version="1.0" encoding="utf-8"?>
<math xmlns="http://www.w3.org/1998/Math/MathML">
  <semantics>
    <mfrac>
      <mrow>
        <mo stretchy="false">(</mo>
        <mrow>
          <mi>k</mi>
          <mi mathvariant="normal">−</mi>
          <mn>1</mn>
        </mrow>
        <mo stretchy="false">)</mo>
      </mrow>
      <mi>K</mi>
    </mfrac>
    <annotation encoding="StarMath 5.0">{(k-1)} over K</annotation>
  </semantics>
</math>
</file>

<file path=Object 11/content.xml><?xml version="1.0" encoding="utf-8"?>
<math xmlns="http://www.w3.org/1998/Math/MathML">
  <semantics>
    <mn>0</mn>
    <annotation encoding="StarMath 5.0">0</annotation>
  </semantics>
</math>
</file>

<file path=Object 12/content.xml><?xml version="1.0" encoding="utf-8"?>
<math xmlns="http://www.w3.org/1998/Math/MathML">
  <semantics>
    <msub>
      <mi>b</mi>
      <mi>k</mi>
    </msub>
    <annotation encoding="StarMath 5.0">b_k</annotation>
  </semantics>
</math>
</file>

<file path=Object 13/content.xml><?xml version="1.0" encoding="utf-8"?>
<math xmlns="http://www.w3.org/1998/Math/MathML">
  <semantics>
    <mrow>
      <mrow>
        <mi>y</mi>
        <mo stretchy="false">=</mo>
        <msub>
          <mi>a</mi>
          <mi>k</mi>
        </msub>
      </mrow>
      <msub>
        <mi>W</mi>
        <mi>c</mi>
      </msub>
      <mrow>
        <mrow>
          <mo stretchy="false">(</mo>
          <mrow>
            <mstyle mathvariant="bold">
              <mrow>
                <msub>
                  <mi>y</mi>
                  <mi>c</mi>
                </msub>
              </mrow>
            </mstyle>
          </mrow>
          <mo stretchy="false">)</mo>
        </mrow>
        <mo stretchy="false">+</mo>
        <msub>
          <mi>b</mi>
          <mi>k</mi>
        </msub>
      </mrow>
    </mrow>
    <annotation encoding="StarMath 5.0">y = a_k W_c(bold y_c) + b_k</annotation>
  </semantics>
</math>
</file>

<file path=Object 14/content.xml><?xml version="1.0" encoding="utf-8"?>
<math xmlns="http://www.w3.org/1998/Math/MathML">
  <semantics>
    <mn>0</mn>
    <annotation encoding="StarMath 5.0">0</annotation>
  </semantics>
</math>
</file>

<file path=Object 15/content.xml><?xml version="1.0" encoding="utf-8"?>
<math xmlns="http://www.w3.org/1998/Math/MathML">
  <semantics>
    <mrow>
      <mi>W</mi>
      <mrow>
        <mo stretchy="false">(</mo>
        <mstyle mathvariant="bold">
          <mrow>
            <mi>y</mi>
          </mrow>
        </mstyle>
        <mo stretchy="false">)</mo>
      </mrow>
    </mrow>
    <annotation encoding="StarMath 5.0">W(bold y)</annotation>
  </semantics>
</math>
</file>

<file path=Object 16/content.xml><?xml version="1.0" encoding="utf-8"?>
<math xmlns="http://www.w3.org/1998/Math/MathML">
  <semantics>
    <mrow>
      <mfenced open="(" close=")">
        <mrow>
          <mrow>
            <mi>k</mi>
            <mo stretchy="false">−</mo>
            <mi>W</mi>
          </mrow>
          <mrow>
            <mrow>
              <mo stretchy="false">(</mo>
              <mrow>
                <mstyle mathvariant="bold">
                  <mrow>
                    <mi>y</mi>
                  </mrow>
                </mstyle>
              </mrow>
              <mo stretchy="false">)</mo>
            </mrow>
            <mo stretchy="false">⋅</mo>
            <mi>K</mi>
          </mrow>
        </mrow>
      </mfenced>
      <mrow>
        <msub>
          <mo stretchy="false">θ</mo>
          <mrow>
            <mrow>
              <mi>k</mi>
              <mo stretchy="false">−</mo>
              <mn>1</mn>
            </mrow>
          </mrow>
        </msub>
        <mo stretchy="false">+</mo>
        <mfenced open="(" close=")">
          <mrow>
            <mi>W</mi>
            <mrow>
              <mrow>
                <mrow>
                  <mrow>
                    <mo stretchy="false">(</mo>
                    <mrow>
                      <mstyle mathvariant="bold">
                        <mrow>
                          <mi>y</mi>
                        </mrow>
                      </mstyle>
                    </mrow>
                    <mo stretchy="false">)</mo>
                  </mrow>
                  <mo stretchy="false">⋅</mo>
                  <mi>K</mi>
                </mrow>
                <mo stretchy="false">−</mo>
                <mi>k</mi>
              </mrow>
              <mo stretchy="false">+</mo>
              <mn>1</mn>
            </mrow>
          </mrow>
        </mfenced>
      </mrow>
      <msub>
        <mo stretchy="false">θ</mo>
        <mi>k</mi>
      </msub>
    </mrow>
    <annotation encoding="StarMath 5.0">left( k - W(bold y) cdot K right ) %theta_{k-1}  + left ( W(bold y) cdot K - k + 1 right ) %theta_k </annotation>
  </semantics>
</math>
</file>

<file path=Object 17/content.xml><?xml version="1.0" encoding="utf-8"?>
<math xmlns="http://www.w3.org/1998/Math/MathML">
  <semantics>
    <mfrac>
      <mi>k</mi>
      <mi>K</mi>
    </mfrac>
    <annotation encoding="StarMath 5.0">{k} over K</annotation>
  </semantics>
</math>
</file>

<file path=Object 18/content.xml><?xml version="1.0" encoding="utf-8"?>
<math xmlns="http://www.w3.org/1998/Math/MathML">
  <semantics>
    <mfrac>
      <mrow>
        <mo stretchy="false">(</mo>
        <mrow>
          <mi>k</mi>
          <mi mathvariant="normal">−</mi>
          <mn>1</mn>
        </mrow>
        <mo stretchy="false">)</mo>
      </mrow>
      <mi>K</mi>
    </mfrac>
    <annotation encoding="StarMath 5.0">{(k-1)} over K</annotation>
  </semantics>
</math>
</file>

<file path=Object 19/content.xml><?xml version="1.0" encoding="utf-8"?>
<math xmlns="http://www.w3.org/1998/Math/MathML">
  <semantics>
    <msub>
      <mi>b</mi>
      <mn>1</mn>
    </msub>
    <annotation encoding="StarMath 5.0">b_1</annotation>
  </semantics>
</math>
</file>

<file path=Object 2/content.xml><?xml version="1.0" encoding="utf-8"?>
<math xmlns="http://www.w3.org/1998/Math/MathML">
  <semantics>
    <mrow>
      <msub>
        <mi>W</mi>
        <mi>c</mi>
      </msub>
      <mrow>
        <mo stretchy="false">(</mo>
        <mrow>
          <mstyle mathvariant="bold">
            <mrow>
              <msub>
                <mi>y</mi>
                <mi>c</mi>
              </msub>
            </mrow>
          </mstyle>
        </mrow>
        <mo stretchy="false">)</mo>
      </mrow>
    </mrow>
    <annotation encoding="StarMath 5.0">W_c(bold y_c)</annotation>
  </semantics>
</math>
</file>

<file path=Object 20/content.xml><?xml version="1.0" encoding="utf-8"?>
<math xmlns="http://www.w3.org/1998/Math/MathML">
  <semantics>
    <mrow>
      <msub>
        <mi>a</mi>
        <mn>1</mn>
      </msub>
      <msub>
        <mi>W</mi>
        <mi>c</mi>
      </msub>
      <mrow>
        <mrow>
          <mo stretchy="false">(</mo>
          <mrow>
            <mstyle mathvariant="bold">
              <mrow>
                <msub>
                  <mi>y</mi>
                  <mi>c</mi>
                </msub>
              </mrow>
            </mstyle>
          </mrow>
          <mo stretchy="false">)</mo>
        </mrow>
        <mo stretchy="false">+</mo>
        <msub>
          <mi>b</mi>
          <mn>1</mn>
        </msub>
      </mrow>
    </mrow>
    <annotation encoding="StarMath 5.0">a_1 W_c(bold y_c) + b_1</annotation>
  </semantics>
</math>
</file>

<file path=Object 21/content.xml><?xml version="1.0" encoding="utf-8"?>
<math xmlns="http://www.w3.org/1998/Math/MathML">
  <semantics>
    <mrow>
      <msub>
        <mi>a</mi>
        <mn>3</mn>
      </msub>
      <msub>
        <mi>W</mi>
        <mi>c</mi>
      </msub>
      <mrow>
        <mrow>
          <mo stretchy="false">(</mo>
          <mrow>
            <mstyle mathvariant="bold">
              <mrow>
                <msub>
                  <mi>y</mi>
                  <mi>c</mi>
                </msub>
              </mrow>
            </mstyle>
          </mrow>
          <mo stretchy="false">)</mo>
        </mrow>
        <mo stretchy="false">+</mo>
        <msub>
          <mi>b</mi>
          <mn>3</mn>
        </msub>
      </mrow>
    </mrow>
    <annotation encoding="StarMath 5.0">a_3 W_c(bold y_c) + b_3</annotation>
  </semantics>
</math>
</file>

<file path=Object 22/content.xml><?xml version="1.0" encoding="utf-8"?>
<math xmlns="http://www.w3.org/1998/Math/MathML">
  <semantics>
    <mrow>
      <msub>
        <mi>b</mi>
        <mn>2</mn>
      </msub>
      <mi mathvariant="normal">−</mi>
      <msub>
        <mi>b</mi>
        <mn>0</mn>
      </msub>
    </mrow>
    <annotation encoding="StarMath 5.0">b_2 - b_0</annotation>
  </semantics>
</math>
</file>

<file path=Object 23/content.xml><?xml version="1.0" encoding="utf-8"?>
<math xmlns="http://www.w3.org/1998/Math/MathML">
  <semantics>
    <mi mathvariant="normal">∞</mi>
    <annotation encoding="StarMath 5.0">%infinite</annotation>
  </semantics>
</math>
</file>

<file path=Object 24/content.xml><?xml version="1.0" encoding="utf-8"?>
<math xmlns="http://www.w3.org/1998/Math/MathML">
  <semantics>
    <mrow>
      <msub>
        <mi>b</mi>
        <mn>1</mn>
      </msub>
      <mi mathvariant="normal">−</mi>
      <msub>
        <mi>b</mi>
        <mn>0</mn>
      </msub>
    </mrow>
    <annotation encoding="StarMath 5.0">b_1 - b_0</annotation>
  </semantics>
</math>
</file>

<file path=Object 25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26/content.xml><?xml version="1.0" encoding="utf-8"?>
<math xmlns="http://www.w3.org/1998/Math/MathML">
  <semantics>
    <msub>
      <mi>a</mi>
      <mn>2</mn>
    </msub>
    <annotation encoding="StarMath 5.0">a_2</annotation>
  </semantics>
</math>
</file>

<file path=Object 27/content.xml><?xml version="1.0" encoding="utf-8"?>
<math xmlns="http://www.w3.org/1998/Math/MathML">
  <semantics>
    <mrow>
      <msub>
        <mi>a</mi>
        <mi>k</mi>
      </msub>
      <mi mathvariant="normal">−</mi>
      <msub>
        <mi>a</mi>
        <mrow>
          <mi>k</mi>
          <mo stretchy="false">+</mo>
          <mn>1</mn>
        </mrow>
      </msub>
    </mrow>
    <annotation encoding="StarMath 5.0">a_k - a_{k+1}</annotation>
  </semantics>
</math>
</file>

<file path=Object 28/content.xml><?xml version="1.0" encoding="utf-8"?>
<math xmlns="http://www.w3.org/1998/Math/MathML">
  <semantics>
    <mrow>
      <mrow>
        <mo stretchy="false">(</mo>
        <mrow>
          <mrow>
            <msub>
              <mi>a</mi>
              <mrow>
                <mi>k</mi>
              </mrow>
            </msub>
            <mo stretchy="false">−</mo>
            <msub>
              <mi>a</mi>
              <mrow>
                <mrow>
                  <mi>k</mi>
                  <mo stretchy="false">+</mo>
                  <mn>1</mn>
                </mrow>
              </mrow>
            </msub>
          </mrow>
        </mrow>
        <mo stretchy="false">)</mo>
      </mrow>
      <msubsup>
        <mi>w</mi>
        <mi>i</mi>
        <mi>c</mi>
      </msubsup>
    </mrow>
    <annotation encoding="StarMath 5.0">(a_{k} - a_{k+1}) w^c_i</annotation>
  </semantics>
</math>
</file>

<file path=Object 29/content.xml><?xml version="1.0" encoding="utf-8"?>
<math xmlns="http://www.w3.org/1998/Math/MathML">
  <semantics>
    <mrow>
      <msub>
        <mi>a</mi>
        <mn>1</mn>
      </msub>
      <msubsup>
        <mi>w</mi>
        <mi>i</mi>
        <mi>c</mi>
      </msubsup>
    </mrow>
    <annotation encoding="StarMath 5.0">a_1 w^c_i</annotation>
  </semantics>
</math>
</file>

<file path=Object 3/content.xml><?xml version="1.0" encoding="utf-8"?>
<math xmlns="http://www.w3.org/1998/Math/MathML">
  <semantics>
    <mrow>
      <msub>
        <mi>b</mi>
        <mrow>
          <mi>k</mi>
          <mo stretchy="false">+</mo>
          <mn>1</mn>
        </mrow>
      </msub>
      <mi mathvariant="normal">−</mi>
      <msub>
        <mi>b</mi>
        <mi>k</mi>
      </msub>
    </mrow>
    <annotation encoding="StarMath 5.0">b_{k+1} - b_k</annotation>
  </semantics>
</math>
</file>

<file path=Object 30/content.xml><?xml version="1.0" encoding="utf-8"?>
<math xmlns="http://www.w3.org/1998/Math/MathML">
  <semantics>
    <msub>
      <mi>b</mi>
      <mn>2</mn>
    </msub>
    <annotation encoding="StarMath 5.0">b_2</annotation>
  </semantics>
</math>
</file>

<file path=Object 31/content.xml><?xml version="1.0" encoding="utf-8"?>
<math xmlns="http://www.w3.org/1998/Math/MathML">
  <semantics>
    <mo stretchy="false">ψ</mo>
    <annotation encoding="StarMath 5.0">%psi</annotation>
  </semantics>
</math>
</file>

<file path=Object 32/content.xml><?xml version="1.0" encoding="utf-8"?>
<math xmlns="http://www.w3.org/1998/Math/MathML">
  <semantics>
    <mrow>
      <msub>
        <mi>W</mi>
        <mi>c</mi>
      </msub>
      <mrow>
        <mo stretchy="false">(</mo>
        <mrow>
          <mstyle mathvariant="bold">
            <mrow>
              <msub>
                <mi>y</mi>
                <mi>c</mi>
              </msub>
            </mrow>
          </mstyle>
        </mrow>
        <mo stretchy="false">)</mo>
      </mrow>
    </mrow>
    <annotation encoding="StarMath 5.0">W_c(bold y_c)</annotation>
  </semantics>
</math>
</file>

<file path=Object 33/content.xml><?xml version="1.0" encoding="utf-8"?>
<math xmlns="http://www.w3.org/1998/Math/MathML">
  <semantics>
    <msub>
      <mo stretchy="false">θ</mo>
      <mi>k</mi>
    </msub>
    <annotation encoding="StarMath 5.0">%theta_k</annotation>
  </semantics>
</math>
</file>

<file path=Object 34/content.xml><?xml version="1.0" encoding="utf-8"?>
<math xmlns="http://www.w3.org/1998/Math/MathML">
  <semantics>
    <msub>
      <mo stretchy="false">θ</mo>
      <mrow>
        <mi>k</mi>
        <mi mathvariant="normal">−</mi>
        <mn>1</mn>
      </mrow>
    </msub>
    <annotation encoding="StarMath 5.0">%theta_{k-1}</annotation>
  </semantics>
</math>
</file>

<file path=Object 35/content.xml><?xml version="1.0" encoding="utf-8"?>
<math xmlns="http://www.w3.org/1998/Math/MathML">
  <semantics>
    <msub>
      <mo stretchy="false">θ</mo>
      <mrow>
        <mi>k</mi>
        <mi mathvariant="normal">−</mi>
        <mn>1</mn>
      </mrow>
    </msub>
    <annotation encoding="StarMath 5.0">%theta_{k-1}</annotation>
  </semantics>
</math>
</file>

<file path=Object 36/content.xml><?xml version="1.0" encoding="utf-8"?>
<math xmlns="http://www.w3.org/1998/Math/MathML">
  <semantics>
    <msub>
      <mo stretchy="false">θ</mo>
      <mi>k</mi>
    </msub>
    <annotation encoding="StarMath 5.0">%theta_{k}</annotation>
  </semantics>
</math>
</file>

<file path=Object 4/content.xml><?xml version="1.0" encoding="utf-8"?>
<math xmlns="http://www.w3.org/1998/Math/MathML">
  <semantics>
    <msub>
      <mi>W</mi>
      <mn>2</mn>
    </msub>
    <annotation encoding="StarMath 5.0">W_2</annotation>
  </semantics>
</math>
</file>

<file path=Object 5/content.xml><?xml version="1.0" encoding="utf-8"?>
<math xmlns="http://www.w3.org/1998/Math/MathML">
  <semantics>
    <msub>
      <mi>W</mi>
      <mn>1</mn>
    </msub>
    <annotation encoding="StarMath 5.0">W_1</annotation>
  </semantics>
</math>
</file>

<file path=Object 6/content.xml><?xml version="1.0" encoding="utf-8"?>
<math xmlns="http://www.w3.org/1998/Math/MathML">
  <semantics>
    <mi mathvariant="normal">∞</mi>
    <annotation encoding="StarMath 5.0">%infinite</annotation>
  </semantics>
</math>
</file>

<file path=Object 7/content.xml><?xml version="1.0" encoding="utf-8"?>
<math xmlns="http://www.w3.org/1998/Math/MathML">
  <semantics>
    <mn>1</mn>
    <annotation encoding="StarMath 5.0">1</annotation>
  </semantics>
</math>
</file>

<file path=Object 8/content.xml><?xml version="1.0" encoding="utf-8"?>
<math xmlns="http://www.w3.org/1998/Math/MathML">
  <semantics>
    <mrow>
      <msubsup>
        <mo stretchy="false">ψ</mo>
        <mi>c</mi>
        <mrow>
          <mi>H</mi>
        </mrow>
      </msubsup>
      <mrow>
        <mo stretchy="false">(</mo>
        <mrow>
          <mstyle mathvariant="bold">
            <mrow>
              <msub>
                <mi>y</mi>
                <mi>c</mi>
              </msub>
            </mrow>
          </mstyle>
        </mrow>
        <mo stretchy="false">)</mo>
      </mrow>
    </mrow>
    <annotation encoding="StarMath 5.0">%psi^{H}_c(bold y_c)</annotation>
  </semantics>
</math>
</file>

<file path=Object 9/content.xml><?xml version="1.0" encoding="utf-8"?>
<math xmlns="http://www.w3.org/1998/Math/MathML">
  <semantics>
    <mfrac>
      <mi>k</mi>
      <mi>K</mi>
    </mfrac>
    <annotation encoding="StarMath 5.0">{k} over K</annotation>
  </semantics>
</math>
</file>